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NU 3.0 Developer log day 4</text:p>
      <text:p text:style-name="Standard">I didn't have the best development day today, not much was added, and I was caught up in a lot of other things. I got burnt out of the project a bit yesterday and it lasted into today</text:p>
      <text:p text:style-name="Standard">Hopefully tomorrow is bet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2:43:16.233000000</meta:creation-date>
    <dc:date>2019-02-04T12:43:26.407000000</dc:date>
    <meta:editing-duration>PT10S</meta:editing-duration>
    <meta:editing-cycles>1</meta:editing-cycles>
    <meta:document-statistic meta:table-count="0" meta:image-count="0" meta:object-count="0" meta:page-count="1" meta:paragraph-count="3" meta:word-count="48" meta:character-count="238" meta:non-whitespace-character-count="193"/>
    <meta:generator>LibreOffice/6.1.2.1$Windows_X86_64 LibreOffice_project/65905a128db06ba48db947242809d14d3f9a93fe</meta:generator>
  </office:meta>
</office:document-meta>
</file>